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1" svg:font-family="'Lucida Console'"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Arial1" svg:font-family="Arial" style:font-pitch="variable"/>
    <style:font-face style:name="Liberation Sans2" svg:font-family="'Liberation Sans'" style:font-pitch="variable"/>
    <style:font-face style:name="Lucida Console" svg:font-family="'Lucida Console'" style:font-pitch="variable"/>
    <style:font-face style:name="Lucida Grande" svg:font-family="'Lucida Grande'"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4cm"/>
    </style:style>
    <style:style style:name="gr3" style:family="graphic" style:parent-style-name="standard">
      <style:graphic-properties draw:stroke="none" draw:fill="none" fo:min-height="8.846cm"/>
    </style:style>
    <style:style style:name="gr4" style:family="graphic" style:parent-style-name="standard">
      <style:graphic-properties draw:stroke="none" draw:fill="none" fo:min-height="8.894cm"/>
    </style:style>
    <style:style style:name="gr5" style:family="graphic" style:parent-style-name="standard">
      <style:graphic-properties draw:stroke="none" draw:fill="none" fo:min-height="11.502cm"/>
    </style:style>
    <style:style style:name="gr6" style:family="graphic" style:parent-style-name="standard">
      <style:graphic-properties draw:stroke="none" draw:fill="none" fo:min-height="7.512cm"/>
    </style:style>
    <style:style style:name="gr7" style:family="graphic" style:parent-style-name="standard">
      <style:graphic-properties draw:stroke="none" draw:fill="none" fo:min-height="6.956cm"/>
    </style:style>
    <style:style style:name="gr8" style:family="graphic" style:parent-style-name="standard">
      <style:graphic-properties draw:stroke="none" draw:fill="none" fo:min-height="15.503cm"/>
    </style:style>
    <style:style style:name="gr9" style:family="graphic" style:parent-style-name="standard">
      <style:graphic-properties draw:stroke="none" draw:fill="none" fo:min-height="4.282cm"/>
    </style:style>
    <style:style style:name="gr10" style:family="graphic" style:parent-style-name="standard">
      <style:graphic-properties draw:stroke="none" draw:fill="none" fo:min-height="8.042cm"/>
    </style:style>
    <style:style style:name="gr11" style:family="graphic" style:parent-style-name="standard">
      <style:graphic-properties draw:stroke="none" draw:fill="none" fo:min-height="10.052cm"/>
    </style:style>
    <style:style style:name="gr12" style:family="graphic" style:parent-style-name="standard">
      <style:graphic-properties draw:stroke="none" draw:fill="none" fo:min-height="6.275cm"/>
    </style:style>
    <style:style style:name="gr13" style:family="graphic" style:parent-style-name="standard">
      <style:graphic-properties draw:stroke="none" draw:fill="none" fo:min-height="2.036cm"/>
    </style:style>
    <style:style style:name="gr14" style:family="graphic" style:parent-style-name="standard">
      <style:graphic-properties draw:stroke="none" draw:fill="none" fo:min-height="7.735cm"/>
    </style:style>
    <style:style style:name="gr15" style:family="graphic" style:parent-style-name="standard">
      <style:graphic-properties draw:stroke="none" draw:fill="none" fo:min-height="2.29cm"/>
    </style:style>
    <style:style style:name="pr1" style:family="presentation" style:parent-style-name="Inspiration-subtitle">
      <style:graphic-properties draw:fill-color="#ffffff" draw:auto-grow-height="true" fo:min-height="12.179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draw:auto-grow-height="true" fo:min-height="2cm"/>
    </style:style>
    <style:style style:name="pr4" style:family="presentation" style:parent-style-name="Inspiration-outline1">
      <style:graphic-properties fo:min-height="11.929cm"/>
    </style:style>
    <style:style style:name="pr5" style:family="presentation" style:parent-style-name="Inspiration-title">
      <style:graphic-properties fo:min-height="2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3.506cm"/>
    </style:style>
    <style:style style:name="pr8" style:family="presentation" style:parent-style-name="Inspiration-outline1" style:list-style-name="L2">
      <style:graphic-properties fo:min-height="11.929cm"/>
    </style:style>
    <style:style style:name="P1" style:family="paragraph">
      <style:text-properties style:font-name="Lucida Grande"/>
    </style:style>
    <style:style style:name="P2" style:family="paragraph">
      <style:text-properties style:font-name="Lucida Console1"/>
    </style:style>
    <style:style style:name="P3" style:family="paragraph">
      <style:paragraph-properties fo:margin-top="0.42cm" fo:margin-bottom="0.35cm"/>
    </style:style>
    <style:style style:name="P4" style:family="paragraph">
      <style:paragraph-properties fo:margin-top="0.42cm" fo:margin-bottom="0.35cm"/>
      <style:text-properties style:font-name="Lucida Grande" fo:font-size="14pt" style:font-size-asian="14pt" style:font-size-complex="14pt"/>
    </style:style>
    <style:style style:name="P5" style:family="paragraph">
      <style:paragraph-properties fo:text-align="start"/>
    </style:style>
    <style:style style:name="P6" style:family="paragraph">
      <style:paragraph-properties fo:text-align="start"/>
      <style:text-properties style:font-name="Lucida Console1" fo:font-size="12pt" style:font-name-asian="Liberation Mono1" style:font-size-asian="12pt" style:font-name-complex="Liberation Mono1" style:font-size-complex="12pt"/>
    </style:style>
    <style:style style:name="P7" style:family="paragraph">
      <style:text-properties style:font-name="Lucida Console1" fo:font-size="13pt" style:font-size-asian="13pt" style:font-size-complex="13pt"/>
    </style:style>
    <style:style style:name="P8" style:family="paragraph">
      <style:text-properties fo:font-size="13pt" style:font-size-asian="13pt" style:font-size-complex="13pt"/>
    </style:style>
    <style:style style:name="P9" style:family="paragraph">
      <style:text-properties style:font-name="Lucida Grande" fo:font-size="28pt" style:font-size-asian="28pt" style:font-size-complex="28pt"/>
    </style:style>
    <style:style style:name="P10" style:family="paragraph">
      <style:text-properties style:font-name="Lucida Console1" fo:font-size="12pt" style:font-size-asian="12pt" style:font-size-complex="12pt"/>
    </style:style>
    <style:style style:name="P11" style:family="paragraph">
      <style:text-properties style:font-name="Lucida Console1" fo:font-size="11pt" style:font-size-asian="11pt" style:font-size-complex="11pt"/>
    </style:style>
    <style:style style:name="P12" style:family="paragraph">
      <style:paragraph-properties fo:text-align="start"/>
      <style:text-properties style:font-name="Lucida Console1" fo:font-size="13pt" style:font-name-asian="Liberation Mono1" style:font-size-asian="13pt" style:font-name-complex="Liberation Mono1" style:font-size-complex="13pt"/>
    </style:style>
    <style:style style:name="P13" style:family="paragraph">
      <style:text-properties fo:font-size="29.3999996185303pt"/>
    </style:style>
    <style:style style:name="P14" style:family="paragraph">
      <style:paragraph-properties fo:margin-top="0.42cm" fo:margin-bottom="0.35cm"/>
      <style:text-properties style:font-name="Lucida Console1" fo:font-size="13pt" style:font-size-asian="13pt" style:font-size-complex="13pt"/>
    </style:style>
    <style:style style:name="P15" style:family="paragraph">
      <style:paragraph-properties fo:margin-top="0.42cm" fo:margin-bottom="0.35cm"/>
      <style:text-properties style:font-name="Lucida Grande" fo:font-size="15pt" style:font-size-asian="15pt" style:font-size-complex="15pt"/>
    </style:style>
    <style:style style:name="P16" style:family="paragraph">
      <style:paragraph-properties fo:margin-top="0.42cm" fo:margin-bottom="0.35cm"/>
      <style:text-properties style:font-name="Lucida Console1" fo:font-size="12pt" style:font-size-asian="12pt" style:font-size-complex="12pt"/>
    </style:style>
    <style:style style:name="P17" style:family="paragraph">
      <style:paragraph-properties fo:margin-top="0.42cm" fo:margin-bottom="0.35cm"/>
      <style:text-properties style:font-name="Lucida Grande" fo:font-size="13pt" style:font-size-asian="13pt" style:font-size-complex="13pt"/>
    </style:style>
    <style:style style:name="P18" style:family="paragraph">
      <style:text-properties style:font-name="Lucida Grande" fo:font-size="24pt" style:font-size-asian="24pt" style:font-size-complex="24pt"/>
    </style:style>
    <style:style style:name="P19" style:family="paragraph">
      <style:paragraph-properties fo:margin-top="0cm" fo:margin-bottom="0.5cm"/>
    </style:style>
    <style:style style:name="P20" style:family="paragraph">
      <style:paragraph-properties fo:margin-top="0cm" fo:margin-bottom="0.5cm"/>
      <style:text-properties style:font-name="Lucida Grande" fo:font-size="16pt" style:letter-kerning="true" style:font-name-asian="WenQuanYi Zen Hei" style:font-size-asian="16pt" style:font-name-complex="Lohit Hindi" style:font-size-complex="16pt"/>
    </style:style>
    <style:style style:name="T1" style:family="text">
      <style:text-properties style:font-name="Lucida Grande" fo:font-size="54pt" style:font-size-asian="54pt" style:font-size-complex="54pt"/>
    </style:style>
    <style:style style:name="T2" style:family="text">
      <style:text-properties style:font-name="Lucida Grande"/>
    </style:style>
    <style:style style:name="T3" style:family="text">
      <style:text-properties style:font-name="Lucida Console1"/>
    </style:style>
    <style:style style:name="T4" style:family="text">
      <style:text-properties style:font-name="Lucida Console1" fo:font-weight="bold" style:font-weight-asian="bold" style:font-weight-complex="bold"/>
    </style:style>
    <style:style style:name="T5" style:family="text">
      <style:text-properties style:font-name="Lucida Grande" fo:font-size="14pt" style:font-size-asian="14pt" style:font-size-complex="14pt"/>
    </style:style>
    <style:style style:name="T6" style:family="text">
      <style:text-properties style:font-name="Lucida Console1" fo:font-size="12pt" style:font-name-asian="Liberation Mono1" style:font-size-asian="12pt" style:font-name-complex="Liberation Mono1" style:font-size-complex="12pt"/>
    </style:style>
    <style:style style:name="T7" style:family="text">
      <style:text-properties style:font-name="Lucida Console1" fo:font-size="12pt" fo:font-weight="bold" style:font-name-asian="Liberation Mono1" style:font-size-asian="12pt" style:font-weight-asian="bold" style:font-name-complex="Liberation Mono1" style:font-size-complex="12pt" style:font-weight-complex="bold"/>
    </style:style>
    <style:style style:name="T8" style:family="text">
      <style:text-properties style:font-name="Lucida Console1" fo:font-size="13pt" style:font-size-asian="13pt" style:font-size-complex="13pt"/>
    </style:style>
    <style:style style:name="T9" style:family="text">
      <style:text-properties style:font-name="Lucida Console1" fo:font-size="13pt" fo:font-weight="bold" style:font-size-asian="13pt" style:font-weight-asian="bold" style:font-size-complex="13pt" style:font-weight-complex="bold"/>
    </style:style>
    <style:style style:name="T10" style:family="text">
      <style:text-properties style:font-name="Lucida Grande" fo:font-size="28pt" style:font-size-asian="28pt" style:font-size-complex="28pt"/>
    </style:style>
    <style:style style:name="T11" style:family="text">
      <style:text-properties style:font-name="Lucida Console1" fo:font-size="12pt" style:font-size-asian="12pt" style:font-size-complex="12pt"/>
    </style:style>
    <style:style style:name="T12" style:family="text">
      <style:text-properties style:font-name="Lucida Console1" fo:font-size="12pt" fo:font-weight="bold" style:font-size-asian="12pt" style:font-weight-asian="bold" style:font-size-complex="12pt" style:font-weight-complex="bold"/>
    </style:style>
    <style:style style:name="T13" style:family="text">
      <style:text-properties style:font-name="Lucida Console1" fo:font-size="11pt" style:font-size-asian="11pt" style:font-size-complex="11pt"/>
    </style:style>
    <style:style style:name="T14" style:family="text">
      <style:text-properties style:font-name="Lucida Console1" fo:font-size="11pt" fo:font-weight="bold" style:font-size-asian="11pt" style:font-weight-asian="bold" style:font-size-complex="11pt" style:font-weight-complex="bold"/>
    </style:style>
    <style:style style:name="T15" style:family="text">
      <style:text-properties style:font-name="Lucida Console1" fo:font-size="13pt" style:font-name-asian="Liberation Mono1" style:font-size-asian="13pt" style:font-name-complex="Liberation Mono1" style:font-size-complex="13pt"/>
    </style:style>
    <style:style style:name="T16" style:family="text">
      <style:text-properties style:font-name="Lucida Console1" fo:font-size="13pt" fo:font-weight="bold" style:font-name-asian="Liberation Mono1" style:font-size-asian="13pt" style:font-weight-asian="bold" style:font-name-complex="Liberation Mono1" style:font-size-complex="13pt" style:font-weight-complex="bold"/>
    </style:style>
    <style:style style:name="T17" style:family="text">
      <style:text-properties style:font-name="Lucida Grande" fo:font-size="15pt" style:font-size-asian="15pt" style:font-size-complex="15pt"/>
    </style:style>
    <style:style style:name="T18" style:family="text">
      <style:text-properties style:font-name="Lucida Grande" fo:font-size="13pt" style:font-size-asian="13pt" style:font-size-complex="13pt"/>
    </style:style>
    <style:style style:name="T19" style:family="text">
      <style:text-properties style:font-name="Lucida Grande" fo:font-size="24pt" style:font-size-asian="24pt" style:font-size-complex="24pt"/>
    </style:style>
    <style:style style:name="T20" style:family="text">
      <style:text-properties style:font-name="Lucida Grande" fo:font-size="16pt" style:letter-kerning="true" style:font-name-asian="WenQuanYi Zen Hei" style:font-size-asian="16pt" style:font-name-complex="Lohit Hindi"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5.2cm" svg:height="12.179cm" svg:x="1.4cm" svg:y="5cm" presentation:class="subtitle">
          <draw:text-box>
            <text:p><text:span text:style-name="T1">Concurrency in C++11</text:span></text:p>
            <text:p><text:span text:style-name="T2"/></text:p>
            <text:p><text:span text:style-name="T2"/></text:p>
            <text:p><text:span text:style-name="T2">Arash</text:span></text:p>
            <text:p><text:span text:style-name="T2"/></text:p>
          </draw:text-box>
        </draw:frame>
        <presentation:notes draw:style-name="dp2">
          <draw:page-thumbnail draw:style-name="gr1"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text-style-name="P1" draw:layer="layout" svg:width="20cm" svg:height="2cm" svg:x="1.4cm" svg:y="1.6cm" presentation:class="title">
          <draw:text-box>
            <text:p><text:span text:style-name="T2">Threads</text:span></text:p>
          </draw:text-box>
        </draw:frame>
        <draw:frame presentation:style-name="pr4" draw:text-style-name="P2" draw:layer="layout" svg:width="25.2cm" svg:height="12.179cm" svg:x="1.4cm" svg:y="5cm" presentation:class="outline">
          <draw:text-box>
            <text:p><text:span text:style-name="T3">#include &lt;iostream&gt;</text:span></text:p>
            <text:p><text:span text:style-name="T3">#include &lt;thread&gt;</text:span></text:p>
            <text:p><text:span text:style-name="T3">using namespace std;</text:span></text:p>
            <text:p><text:span text:style-name="T3"/></text:p>
            <text:p><text:span text:style-name="T3">void func(int x, int y, int&amp; z) {</text:span></text:p>
            <text:p><text:span text:style-name="T3"><text:s text:c="4"/></text:span><text:span text:style-name="T4">this_thread</text:span><text:span text:style-name="T3">.</text:span><text:span text:style-name="T4">sleep_for</text:span><text:span text:style-name="T3">(chrono::seconds{5})</text:span></text:p>
            <text:p><text:span text:style-name="T3"><text:s text:c="4"/></text:span><text:span text:style-name="T3">cout &lt;&lt; "Inside thread " &lt;&lt; x &lt;&lt; “, “ &lt;&lt; y &lt;&lt; “, “ &lt;&lt; z &lt;&lt; endl;</text:span></text:p>
            <text:p><text:span text:style-name="T3"><text:s text:c="4"/></text:span><text:span text:style-name="T3">x = 100; y = 200; z = 300;</text:span></text:p>
            <text:p><text:span text:style-name="T3">}</text:span></text:p>
            <text:p><text:span text:style-name="T3"/></text:p>
            <text:p><text:span text:style-name="T3">int main() {</text:span></text:p>
            <text:p><text:span text:style-name="T3"><text:s text:c="4"/></text:span><text:span text:style-name="T3">int x = 2, y = 12; z = 102</text:span></text:p>
            <text:p><text:span text:style-name="T3"><text:s text:c="4"/></text:span><text:span text:style-name="T4">thread</text:span><text:span text:style-name="T3"> th{&amp;func, x, ref(y), ref(z)}; // The first parameter can also be functor or lambda</text:span></text:p>
            <text:p><text:span text:style-name="T3"><text:s text:c="4"/></text:span><text:span text:style-name="T3">x++; y++; z++;</text:span></text:p>
            <text:p><text:span text:style-name="T3"><text:s text:c="4"/></text:span><text:span text:style-name="T3">cout &lt;&lt; "Before join " &lt;&lt; x &lt;&lt; “, “ &lt;&lt; y &lt;&lt; “, “ &lt;&lt; z&lt;&lt; endl;</text:span></text:p>
            <text:p><text:span text:style-name="T3"><text:s text:c="4"/></text:span><text:span text:style-name="T3">th.</text:span><text:span text:style-name="T4">join</text:span><text:span text:style-name="T3">();</text:span></text:p>
            <text:p><text:span text:style-name="T3"><text:s text:c="4"/></text:span><text:span text:style-name="T3">cout &lt;&lt; "After join " &lt;&lt; x &lt;&lt; “, “ &lt;&lt; y &lt;&lt; “, “ &lt;&lt; z &lt;&lt; endl;</text:span></text:p>
            <text:p><text:span text:style-name="T3"><text:s text:c="4"/></text:span><text:span text:style-name="T3">return 0;</text:span></text:p>
            <text:p><text:span text:style-name="T3">}</text:span></text:p>
          </draw:text-box>
        </draw:frame>
        <presentation:notes draw:style-name="dp2">
          <draw:page-thumbnail draw:style-name="gr1" draw:layer="layout" svg:width="12.75cm" svg:height="9.56cm" svg:x="4.125cm" svg:y="2.5cm" draw:page-number="2" presentation:class="page"/>
          <draw:frame presentation:style-name="pr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5" draw:text-style-name="P1" draw:layer="layout" svg:width="20cm" svg:height="2cm" svg:x="1.4cm" svg:y="1.6cm" presentation:class="title">
          <draw:text-box>
            <text:p><text:span text:style-name="T2">std::this_thread::yield</text:span></text:p>
          </draw:text-box>
        </draw:frame>
        <draw:frame draw:style-name="gr2" draw:text-style-name="P4" draw:layer="layout" svg:width="17.78cm" svg:height="1.429cm" svg:x="3.556cm" svg:y="5.175cm">
          <draw:text-box>
            <text:p text:style-name="P3"><text:span text:style-name="T5">This function shall be called when a thread waits for other threads to advance without blocking.</text:span></text:p>
          </draw:text-box>
        </draw:frame>
        <draw:frame draw:style-name="gr3" draw:text-style-name="P6" draw:layer="layout" svg:width="19.05cm" svg:height="9.667cm" svg:x="4.572cm" svg:y="8.113cm">
          <draw:text-box>
            <text:p text:style-name="P5"><text:span text:style-name="T6">// this_thread::yield example</text:span></text:p>
            <text:p text:style-name="P5"><text:span text:style-name="T6">#include &lt;iostream&gt; <text:s text:c="6"/>// std::cout</text:span></text:p>
            <text:p text:style-name="P5"><text:span text:style-name="T6">#include &lt;thread&gt; <text:s text:c="8"/>// std::thread, std::this_thread::yield</text:span></text:p>
            <text:p text:style-name="P5"><text:span text:style-name="T6">#include &lt;atomic&gt; <text:s text:c="8"/>// std::atomic</text:span></text:p>
            <text:p text:style-name="P5"><text:span text:style-name="T6">std::atomic&lt;bool&gt; ready (false);</text:span></text:p>
            <text:p text:style-name="P5"><text:span text:style-name="T6">void count1m(int id) {</text:span></text:p>
            <text:p text:style-name="P5"><text:span text:style-name="T6"><text:s text:c="2"/></text:span><text:span text:style-name="T6">while (!ready) { <text:s text:c="12"/>// wait until main() sets ready...</text:span></text:p>
            <text:p text:style-name="P5"><text:span text:style-name="T6"><text:s text:c="4"/></text:span><text:span text:style-name="T7">std::this_thread::yield();</text:span></text:p>
            <text:p text:style-name="P5"><text:span text:style-name="T6"><text:s text:c="2"/></text:span><text:span text:style-name="T6">}</text:span></text:p>
            <text:p text:style-name="P5"><text:span text:style-name="T6"><text:s text:c="2"/></text:span><text:span text:style-name="T6">for (volatile int i=0; i&lt;1000000; ++i) {}</text:span></text:p>
            <text:p text:style-name="P5"><text:span text:style-name="T6"><text:s text:c="2"/></text:span><text:span text:style-name="T6">std::cout &lt;&lt; id;</text:span></text:p>
            <text:p text:style-name="P5"><text:span text:style-name="T6">}</text:span></text:p>
            <text:p text:style-name="P5"><text:span text:style-name="T6">int main ()</text:span></text:p>
            <text:p text:style-name="P5"><text:span text:style-name="T6">{</text:span></text:p>
            <text:p text:style-name="P5"><text:span text:style-name="T6"><text:s text:c="2"/></text:span><text:span text:style-name="T6">std::thread threads[10];</text:span></text:p>
            <text:p text:style-name="P5"><text:span text:style-name="T6"><text:s text:c="2"/></text:span><text:span text:style-name="T6">std::cout &lt;&lt; "race of 10 threads that count to 1 million:\n";</text:span></text:p>
            <text:p text:style-name="P5"><text:span text:style-name="T6"><text:s text:c="2"/></text:span><text:span text:style-name="T6">for (int i=0; i&lt;10; ++i) threads[i]=std::thread(count1m,i);</text:span></text:p>
            <text:p text:style-name="P5"><text:span text:style-name="T6"><text:s text:c="2"/></text:span><text:span text:style-name="T6">ready = true; <text:s text:c="14"/>// go!</text:span></text:p>
            <text:p text:style-name="P5"><text:span text:style-name="T6"><text:s text:c="2"/></text:span><text:span text:style-name="T6">for (auto&amp; th : threads) th.join();</text:span></text:p>
            <text:p text:style-name="P5"><text:span text:style-name="T6"><text:s text:c="2"/></text:span><text:span text:style-name="T6">std::cout &lt;&lt; '\n';</text:span></text:p>
            <text:p text:style-name="P5"><text:span text:style-name="T6"><text:s text:c="2"/></text:span><text:span text:style-name="T6">return 0;</text:span></text:p>
            <text:p text:style-name="P5"><text:span text:style-name="T6">}</text:span></text:p>
          </draw:text-box>
        </draw:frame>
        <presentation:notes draw:style-name="dp2">
          <draw:page-thumbnail draw:style-name="gr1"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3" draw:text-style-name="P1" draw:layer="layout" svg:width="20cm" svg:height="2cm" svg:x="1.4cm" svg:y="1.6cm" presentation:class="title">
          <draw:text-box>
            <text:p><text:span text:style-name="T2">Mutex</text:span></text:p>
          </draw:text-box>
        </draw:frame>
        <draw:frame draw:style-name="gr4" draw:text-style-name="P7" draw:layer="layout" svg:width="12.192cm" svg:height="9.144cm" svg:x="14.224cm" svg:y="5.774cm">
          <draw:text-box>
            <text:p><text:span text:style-name="T8">void func(container&lt;int&gt;&amp; cont)</text:span></text:p>
            <text:p><text:span text:style-name="T8">{</text:span></text:p>
            <text:p><text:span text:style-name="T8"><text:s text:c="4"/></text:span><text:span text:style-name="T8">cont.add(rand()%10, rand()%10, rand()%10);</text:span></text:p>
            <text:p><text:span text:style-name="T8">}</text:span></text:p>
            <text:p><text:span text:style-name="T8"/></text:p>
            <text:p><text:span text:style-name="T8">int main()</text:span></text:p>
            <text:p><text:span text:style-name="T8">{</text:span></text:p>
            <text:p><text:span text:style-name="T8"><text:s text:c="4"/></text:span><text:span text:style-name="T8">srand((unsigned int)time(0));</text:span></text:p>
            <text:p><text:span text:style-name="T8"><text:s text:c="4"/></text:span><text:span text:style-name="T8">container&lt;int&gt; cont;</text:span></text:p>
            <text:p><text:span text:style-name="T8"><text:s text:c="4"/></text:span><text:span text:style-name="T8">std::thread t1(func, ref(cont));</text:span></text:p>
            <text:p><text:span text:style-name="T8"><text:s text:c="4"/></text:span><text:span text:style-name="T8">std::thread t2(func, ref(cont));</text:span></text:p>
            <text:p><text:span text:style-name="T8"><text:s text:c="4"/></text:span><text:span text:style-name="T8">std::thread t3(func, ref(cont));</text:span></text:p>
            <text:p><text:span text:style-name="T8"><text:s text:c="4"/></text:span><text:span text:style-name="T8">t1.join();</text:span></text:p>
            <text:p><text:span text:style-name="T8"><text:s text:c="4"/></text:span><text:span text:style-name="T8">t2.join();</text:span></text:p>
            <text:p><text:span text:style-name="T8"><text:s text:c="4"/></text:span><text:span text:style-name="T8">t3.join();</text:span></text:p>
            <text:p><text:span text:style-name="T8"><text:s text:c="4"/></text:span><text:span text:style-name="T8">cont.dump();</text:span></text:p>
            <text:p><text:span text:style-name="T8"><text:s text:c="4"/></text:span><text:span text:style-name="T8">return 0;</text:span></text:p>
            <text:p><text:span text:style-name="T8">}</text:span></text:p>
          </draw:text-box>
        </draw:frame>
        <draw:frame draw:style-name="gr5" draw:text-style-name="P8" draw:layer="layout" svg:width="13.202cm" svg:height="11.752cm" svg:x="1.276cm" svg:y="5.774cm">
          <draw:text-box>
            <text:p><text:span text:style-name="T8">template &lt;typename T&gt;</text:span></text:p>
            <text:p><text:span text:style-name="T8">class container {</text:span></text:p>
            <text:p><text:span text:style-name="T8"><text:s text:c="4"/></text:span><text:span text:style-name="T9">mutex lock;</text:span></text:p>
            <text:p><text:span text:style-name="T8"><text:s text:c="4"/></text:span><text:span text:style-name="T8">vector&lt;T&gt; elements;</text:span></text:p>
            <text:p><text:span text:style-name="T8">public:</text:span></text:p>
            <text:p><text:span text:style-name="T8"><text:s text:c="4"/></text:span><text:span text:style-name="T8">void add(T element){</text:span></text:p>
            <text:p><text:span text:style-name="T8"><text:s text:c="6"/></text:span><text:span text:style-name="T9">lock.lock();</text:span></text:p>
            <text:p><text:span text:style-name="T8"><text:s text:c="6"/></text:span><text:span text:style-name="T8">elements.push_back(element);</text:span></text:p>
            <text:p><text:span text:style-name="T8"><text:s text:c="6"/></text:span><text:span text:style-name="T9">lock.unlock();</text:span></text:p>
            <text:p><text:span text:style-name="T8"><text:s text:c="4"/></text:span><text:span text:style-name="T8">}</text:span></text:p>
            <text:p><text:span text:style-name="T8"><text:s text:c="4"/></text:span><text:span text:style-name="T8">template&lt;typename... Args&gt;</text:span></text:p>
            <text:p><text:span text:style-name="T8"><text:s text:c="4"/></text:span><text:span text:style-name="T8">void add(T first, Args... args) {</text:span></text:p>
            <text:p><text:span text:style-name="T8"><text:s text:c="8"/></text:span><text:span text:style-name="T8">add(first);</text:span></text:p>
            <text:p><text:span text:style-name="T8"><text:s text:c="8"/></text:span><text:span text:style-name="T8">add(args...);</text:span></text:p>
            <text:p><text:span text:style-name="T8"><text:s text:c="4"/></text:span><text:span text:style-name="T8">}</text:span></text:p>
            <text:p><text:span text:style-name="T8"><text:s text:c="4"/></text:span><text:span text:style-name="T8">void dump() {</text:span></text:p>
            <text:p><text:span text:style-name="T8"><text:s text:c="8"/></text:span><text:span text:style-name="T9">lock_guard&lt;mutex&gt; locker(lock);</text:span></text:p>
            <text:p><text:span text:style-name="T8"><text:s text:c="8"/></text:span><text:span text:style-name="T8">for(auto e : elements)</text:span></text:p>
            <text:p><text:span text:style-name="T8"><text:s text:c="12"/></text:span><text:span text:style-name="T8">cout &lt;&lt; e &lt;&lt; " <text:s/>";</text:span></text:p>
            <text:p><text:span text:style-name="T8"><text:s text:c="8"/></text:span><text:span text:style-name="T8">cout &lt;&lt; endl;</text:span></text:p>
            <text:p><text:span text:style-name="T8"><text:s text:c="4"/></text:span><text:span text:style-name="T8">}</text:span></text:p>
            <text:p><text:span text:style-name="T8">};</text:span></text:p>
            <text:p><text:span text:style-name="T8"><text:s text:c="4"/></text:span></text:p>
          </draw:text-box>
        </draw:frame>
        <presentation:notes draw:style-name="dp2">
          <draw:page-thumbnail draw:style-name="gr1" draw:layer="layout" svg:width="12.75cm" svg:height="9.56cm" svg:x="4.125cm" svg:y="2.5cm" draw:page-number="4" presentation:class="page"/>
          <draw:frame presentation:style-name="pr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7" draw:text-style-name="P9" draw:layer="layout" svg:width="25.199cm" svg:height="3.506cm" svg:x="1.4cm" svg:y="0.837cm" presentation:class="title" presentation:user-transformed="true">
          <draw:text-box>
            <text:p><text:span text:style-name="T10">Propagate exception between threads</text:span></text:p>
          </draw:text-box>
        </draw:frame>
        <draw:frame draw:style-name="gr6" draw:text-style-name="P10" draw:layer="layout" svg:width="12.61cm" svg:height="7.762cm" svg:x="2.286cm" svg:y="12.05cm">
          <draw:text-box>
            <text:p><text:span text:style-name="T11">int main() {</text:span></text:p>
            <text:p><text:span text:style-name="T11"><text:s text:c="3"/></text:span><text:span text:style-name="T11">g_exceptions.clear();</text:span></text:p>
            <text:p><text:span text:style-name="T11"><text:s text:c="3"/></text:span><text:span text:style-name="T11">thread t(func);</text:span></text:p>
            <text:p><text:span text:style-name="T11"><text:s text:c="3"/></text:span><text:span text:style-name="T11">t.join();</text:span></text:p>
            <text:p><text:span text:style-name="T11"><text:s text:c="3"/></text:span><text:span text:style-name="T11">for(auto&amp; e : g_exceptions) {</text:span></text:p>
            <text:p><text:span text:style-name="T11"><text:s text:c="6"/></text:span><text:span text:style-name="T11">try {</text:span></text:p>
            <text:p><text:span text:style-name="T11"><text:s text:c="9"/></text:span><text:span text:style-name="T11">if(e != nullptr) {</text:span></text:p>
            <text:p><text:span text:style-name="T11"><text:s text:c="12"/></text:span><text:span text:style-name="T12">rethrow_exception(e);</text:span></text:p>
            <text:p><text:span text:style-name="T11"><text:s text:c="9"/></text:span><text:span text:style-name="T11">}</text:span></text:p>
            <text:p><text:span text:style-name="T11"><text:s text:c="6"/></text:span><text:span text:style-name="T11">}</text:span></text:p>
            <text:p><text:span text:style-name="T11"><text:s text:c="6"/></text:span><text:span text:style-name="T11">catch(const exception&amp; e) {</text:span></text:p>
            <text:p><text:span text:style-name="T11"><text:s text:c="9"/></text:span><text:span text:style-name="T11">cout &lt;&lt; e.what() &lt;&lt; endl;</text:span></text:p>
            <text:p><text:span text:style-name="T11"><text:s text:c="6"/></text:span><text:span text:style-name="T11">}</text:span></text:p>
            <text:p><text:span text:style-name="T11"><text:s text:c="3"/></text:span><text:span text:style-name="T11">}</text:span></text:p>
            <text:p><text:span text:style-name="T11"><text:s text:c="3"/></text:span><text:span text:style-name="T11">return 0;</text:span></text:p>
            <text:p><text:span text:style-name="T11">}</text:span></text:p>
          </draw:text-box>
        </draw:frame>
        <draw:frame draw:style-name="gr7" draw:text-style-name="P10" draw:layer="layout" svg:width="18.542cm" svg:height="7.206cm" svg:x="2.286cm" svg:y="4.732cm">
          <draw:text-box>
            <text:p><text:span text:style-name="T12">mutex g_mutex;</text:span></text:p>
            <text:p><text:span text:style-name="T12">vector&lt;exception_ptr&gt; g_exceptions;</text:span></text:p>
            <text:p><text:span text:style-name="T11"/></text:p>
            <text:p><text:span text:style-name="T11">void throw_function() {</text:span></text:p>
            <text:p><text:span text:style-name="T11"><text:s text:c="3"/></text:span><text:span text:style-name="T11">throw exception();</text:span></text:p>
            <text:p><text:span text:style-name="T11">}</text:span></text:p>
            <text:p><text:span text:style-name="T11"/></text:p>
            <text:p><text:span text:style-name="T11">void func() {</text:span></text:p>
            <text:p><text:span text:style-name="T11"><text:s text:c="3"/></text:span><text:span text:style-name="T11">try {</text:span></text:p>
            <text:p><text:span text:style-name="T11"><text:s text:c="6"/></text:span><text:span text:style-name="T11">throw_function();</text:span></text:p>
            <text:p><text:span text:style-name="T11"><text:s text:c="3"/></text:span><text:span text:style-name="T11">}</text:span></text:p>
            <text:p><text:span text:style-name="T11"><text:s text:c="3"/></text:span><text:span text:style-name="T11">catch(...) {</text:span></text:p>
            <text:p><text:span text:style-name="T11"><text:s text:c="5"/></text:span><text:span text:style-name="T12"><text:s/></text:span><text:span text:style-name="T12">lock_guard&lt;mutex&gt; lock(g_mutex);</text:span></text:p>
            <text:p><text:span text:style-name="T12"><text:s text:c="6"/></text:span><text:span text:style-name="T12">g_exceptions.push_back(current_exception());</text:span></text:p>
            <text:p><text:span text:style-name="T11"><text:s text:c="3"/></text:span><text:span text:style-name="T11">}</text:span></text:p>
            <text:p><text:span text:style-name="T11">}</text:span></text:p>
          </draw:text-box>
        </draw:frame>
        <presentation:notes draw:style-name="dp2">
          <draw:page-thumbnail draw:style-name="gr1" draw:layer="layout" svg:width="12.75cm" svg:height="9.56cm" svg:x="4.125cm" svg:y="2.5cm" draw:page-number="5" presentation:class="page"/>
          <draw:frame presentation:style-name="pr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3" draw:text-style-name="P1" draw:layer="layout" svg:width="20cm" svg:height="2cm" svg:x="1.4cm" svg:y="1.6cm" presentation:class="title">
          <draw:text-box>
            <text:p><text:span text:style-name="T2">Condition Variable</text:span></text:p>
          </draw:text-box>
        </draw:frame>
        <draw:frame draw:style-name="gr8" draw:text-style-name="P11" draw:layer="layout" svg:width="16.256cm" svg:height="16.405cm" svg:x="2.032cm" svg:y="4.313cm">
          <draw:text-box>
            <text:p><text:span text:style-name="T13">const int size = 10;</text:span></text:p>
            <text:p><text:span text:style-name="T13">mutex mutex;</text:span></text:p>
            <text:p><text:span text:style-name="T13">condition_variable condvar;</text:span></text:p>
            <text:p><text:span text:style-name="T13"/></text:p>
            <text:p><text:span text:style-name="T13">struct Data {</text:span></text:p>
            <text:p><text:span text:style-name="T13"><text:s text:c="4"/></text:span><text:span text:style-name="T13">int d;</text:span></text:p>
            <text:p><text:span text:style-name="T13"><text:s text:c="4"/></text:span><text:span text:style-name="T13">int error;</text:span></text:p>
            <text:p><text:span text:style-name="T13">};</text:span></text:p>
            <text:p><text:span text:style-name="T13"/></text:p>
            <text:p><text:span text:style-name="T13">queue&lt;Data&gt; messageQ;</text:span></text:p>
            <text:p><text:span text:style-name="T13"/></text:p>
            <text:p><text:span text:style-name="T13">void Producer()</text:span></text:p>
            <text:p><text:span text:style-name="T13">{</text:span></text:p>
            <text:p><text:span text:style-name="T13"><text:s text:c="4"/></text:span><text:span text:style-name="T13">int i = 0;</text:span></text:p>
            <text:p><text:span text:style-name="T13"><text:s text:c="4"/></text:span><text:span text:style-name="T13">while(++i&lt;=size) {</text:span></text:p>
            <text:p><text:span text:style-name="T13"><text:s text:c="8"/></text:span><text:span text:style-name="T13">int d = rand()%10;</text:span></text:p>
            <text:p><text:span text:style-name="T13"><text:s text:c="8"/></text:span><text:span text:style-name="T13">int error = (i==size)?1:0;</text:span></text:p>
            <text:p><text:span text:style-name="T13"><text:s text:c="8"/></text:span><text:span text:style-name="T13">Data data {d, error};</text:span></text:p>
            <text:p><text:span text:style-name="T13"><text:s text:c="8"/></text:span><text:span text:style-name="T13">this_thread::sleep_for(milliseconds(rand()%500));</text:span></text:p>
            <text:p><text:span text:style-name="T13"><text:s text:c="8"/></text:span><text:span text:style-name="T14">lock_guard&lt;std::mutex&gt; guard(mutex);</text:span></text:p>
            <text:p><text:span text:style-name="T13"><text:s text:c="8"/></text:span><text:span text:style-name="T13">cout &lt;&lt; "Producing message: " &lt;&lt; data.d &lt;&lt; endl;</text:span></text:p>
            <text:p><text:span text:style-name="T13"><text:s text:c="8"/></text:span><text:span text:style-name="T13">messageQ.push(data);</text:span></text:p>
            <text:p><text:span text:style-name="T13"><text:s text:c="8"/></text:span><text:span text:style-name="T14">condvar.notify_one();</text:span></text:p>
            <text:p><text:span text:style-name="T13"><text:s text:c="4"/></text:span><text:span text:style-name="T13">}</text:span></text:p>
            <text:p><text:span text:style-name="T13">}</text:span></text:p>
            <text:p><text:span text:style-name="T13">void Consumer()</text:span></text:p>
            <text:p><text:span text:style-name="T13">{</text:span></text:p>
            <text:p><text:span text:style-name="T13"><text:s text:c="4"/></text:span><text:span text:style-name="T13">while(1) {</text:span></text:p>
            <text:p><text:span text:style-name="T13"><text:s text:c="8"/></text:span><text:span text:style-name="T13">this_thread::sleep_for(milliseconds(rand()%500));</text:span></text:p>
            <text:p><text:span text:style-name="T13"><text:s text:c="8"/></text:span><text:span text:style-name="T14">unique_lock&lt;std::mutex&gt; ulock(mutex);</text:span></text:p>
            <text:p><text:span text:style-name="T13"><text:s text:c="8"/></text:span><text:span text:style-name="T14">condvar.wait(ulock, [] {return !messageQ.empty(); });</text:span></text:p>
            <text:p><text:span text:style-name="T13"/></text:p>
            <text:p><text:span text:style-name="T13"><text:s text:c="8"/></text:span><text:span text:style-name="T13">Data data = messageQ.front();</text:span></text:p>
            <text:p><text:span text:style-name="T13"><text:s text:c="8"/></text:span><text:span text:style-name="T13">cout &lt;&lt; "Consuming message: " &lt;&lt; data.d <text:s/>&lt;&lt; endl;</text:span></text:p>
            <text:p><text:span text:style-name="T13"><text:s text:c="8"/></text:span><text:span text:style-name="T13">messageQ.pop();</text:span></text:p>
            <text:p><text:span text:style-name="T13"><text:s text:c="8"/></text:span><text:span text:style-name="T13">if (data.error)</text:span></text:p>
            <text:p><text:span text:style-name="T13"><text:s text:c="12"/></text:span><text:span text:style-name="T13">break;</text:span></text:p>
            <text:p><text:span text:style-name="T13"><text:s text:c="4"/></text:span><text:span text:style-name="T13">}</text:span></text:p>
            <text:p><text:span text:style-name="T13">}</text:span></text:p>
            <text:p><text:span text:style-name="T13"/></text:p>
            <text:p><text:span text:style-name="T13"/></text:p>
          </draw:text-box>
        </draw:frame>
        <draw:frame draw:style-name="gr9" draw:text-style-name="P10" draw:layer="layout" svg:width="7.868cm" svg:height="4.532cm" svg:x="18.04cm" svg:y="5.882cm">
          <draw:text-box>
            <text:p><text:span text:style-name="T11">int main() {</text:span></text:p>
            <text:p><text:span text:style-name="T11"><text:s text:c="3"/></text:span><text:span text:style-name="T11">std::thread t1 {Producer};</text:span></text:p>
            <text:p><text:span text:style-name="T11"/></text:p>
            <text:p><text:span text:style-name="T11"><text:s text:c="3"/></text:span><text:span text:style-name="T11">std::thread t2 {Consumer};</text:span></text:p>
            <text:p><text:span text:style-name="T11"/></text:p>
            <text:p><text:span text:style-name="T11"><text:s text:c="3"/></text:span><text:span text:style-name="T11">t1.join();</text:span></text:p>
            <text:p><text:span text:style-name="T11"/></text:p>
            <text:p><text:span text:style-name="T11"><text:s text:c="3"/></text:span><text:span text:style-name="T11">t2.join();</text:span></text:p>
            <text:p><text:span text:style-name="T11">}</text:span></text:p>
          </draw:text-box>
        </draw:frame>
        <presentation:notes draw:style-name="dp2">
          <draw:page-thumbnail draw:style-name="gr1" draw:layer="layout" svg:width="12.75cm" svg:height="9.56cm" svg:x="4.125cm" svg:y="2.5cm" draw:page-number="6" presentation:class="page"/>
          <draw:frame presentation:style-name="pr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5" draw:text-style-name="P1" draw:layer="layout" svg:width="20cm" svg:height="2cm" svg:x="1.4cm" svg:y="1.6cm" presentation:class="title">
          <draw:text-box>
            <text:p><text:span text:style-name="T2">Async</text:span></text:p>
          </draw:text-box>
        </draw:frame>
        <draw:frame draw:style-name="gr10" draw:text-style-name="P12" draw:layer="layout" svg:width="19.806cm" svg:height="10.393cm" svg:x="3.048cm" svg:y="6.604cm">
          <draw:text-box>
            <text:p text:style-name="P5"><text:span text:style-name="T15">// async example</text:span></text:p>
            <text:p text:style-name="P5"><text:span text:style-name="T15">#include &lt;iostream&gt; <text:s text:c="6"/>// std::cout</text:span></text:p>
            <text:p text:style-name="P5"><text:span text:style-name="T15">#include &lt;future&gt; <text:s text:c="8"/>// std::async, std::future</text:span></text:p>
            <text:p text:style-name="P5"><text:span text:style-name="T15">// a non-optimized way of checking for prime numbers:</text:span></text:p>
            <text:p text:style-name="P5"><text:span text:style-name="T15"/></text:p>
            <text:p text:style-name="P5"><text:span text:style-name="T15">bool is_prime (int x) {</text:span></text:p>
            <text:p text:style-name="P5"><text:span text:style-name="T15"><text:s text:c="2"/></text:span><text:span text:style-name="T15">std::cout &lt;&lt; "Calculating. Please, wait...\n";</text:span></text:p>
            <text:p text:style-name="P5"><text:span text:style-name="T15"><text:s text:c="2"/></text:span><text:span text:style-name="T15">for (int i=2; i&lt;x; ++i) if (x%i==0) return false;</text:span></text:p>
            <text:p text:style-name="P5"><text:span text:style-name="T15"><text:s text:c="2"/></text:span><text:span text:style-name="T15">return true;</text:span></text:p>
            <text:p text:style-name="P5"><text:span text:style-name="T15">}</text:span></text:p>
            <text:p text:style-name="P5"><text:span text:style-name="T15"/></text:p>
            <text:p text:style-name="P5"><text:span text:style-name="T15">int main ()</text:span></text:p>
            <text:p text:style-name="P5"><text:span text:style-name="T15">{</text:span></text:p>
            <text:p text:style-name="P5"><text:span text:style-name="T15"><text:s text:c="2"/></text:span><text:span text:style-name="T15">// call is_prime(313222313) asynchronously:</text:span></text:p>
            <text:p text:style-name="P5"><text:span text:style-name="T15"><text:s text:c="2"/></text:span><text:span text:style-name="T16">std::future&lt;bool&gt; fut = std::async (is_prime,313222313);</text:span></text:p>
            <text:p text:style-name="P5"><text:span text:style-name="T15"><text:s text:c="2"/></text:span><text:span text:style-name="T15">std::cout &lt;&lt; "Checking whether 313222313 is prime.\n";</text:span></text:p>
            <text:p text:style-name="P5"><text:span text:style-name="T15"><text:s text:c="2"/></text:span><text:span text:style-name="T15">// ...</text:span></text:p>
            <text:p text:style-name="P5"><text:span text:style-name="T15"><text:s text:c="2"/></text:span><text:span text:style-name="T16">bool ret = fut.get(); <text:s text:c="5"/>// waits for is_prime to return</text:span></text:p>
            <text:p text:style-name="P5"><text:span text:style-name="T15"><text:s text:c="2"/></text:span><text:span text:style-name="T15">if (ret) std::cout &lt;&lt; "It is prime!\n";</text:span></text:p>
            <text:p text:style-name="P5"><text:span text:style-name="T15"><text:s text:c="2"/></text:span><text:span text:style-name="T15">else std::cout &lt;&lt; "It is not prime.\n";</text:span></text:p>
            <text:p text:style-name="P5"><text:span text:style-name="T15"><text:s text:c="2"/></text:span><text:span text:style-name="T15">return 0;</text:span></text:p>
            <text:p text:style-name="P5"><text:span text:style-name="T15">}</text:span></text:p>
          </draw:text-box>
        </draw:frame>
        <presentation:notes draw:style-name="dp2">
          <draw:page-thumbnail draw:style-name="gr1" draw:layer="layout" svg:width="12.75cm" svg:height="9.56cm" svg:x="4.125cm" svg:y="2.5cm" draw:page-number="7" presentation:class="page"/>
          <draw:frame presentation:style-name="pr6" draw:text-style-name="P13"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3" draw:text-style-name="P1" draw:layer="layout" svg:width="20cm" svg:height="2cm" svg:x="1.4cm" svg:y="1.6cm" presentation:class="title">
          <draw:text-box>
            <text:p><text:span text:style-name="T2">Parallel for_each using async</text:span></text:p>
          </draw:text-box>
        </draw:frame>
        <draw:frame draw:style-name="gr11" draw:text-style-name="P6" draw:layer="layout" svg:width="20.738cm" svg:height="10.302cm" svg:x="2.376cm" svg:y="5.334cm">
          <draw:text-box>
            <text:p text:style-name="P5"><text:span text:style-name="T6">template&lt;typename Iterator,typename Func&gt;</text:span></text:p>
            <text:p text:style-name="P5"><text:span text:style-name="T6"/></text:p>
            <text:p text:style-name="P5"><text:span text:style-name="T6">void parallel_for_each(Iterator first,Iterator last,Func f)</text:span></text:p>
            <text:p text:style-name="P5"><text:span text:style-name="T6">{</text:span></text:p>
            <text:p text:style-name="P5"><text:span text:style-name="T6"><text:s text:c="4"/></text:span><text:span text:style-name="T6">ptrdiff_t const range_length=last-first;</text:span></text:p>
            <text:p text:style-name="P5"><text:span text:style-name="T6"><text:s text:c="4"/></text:span></text:p>
            <text:p text:style-name="P5"><text:span text:style-name="T6"><text:s text:c="4"/></text:span><text:span text:style-name="T6">if(!range_length)</text:span></text:p>
            <text:p text:style-name="P5"><text:span text:style-name="T6"><text:s text:c="8"/></text:span><text:span text:style-name="T6">Return;</text:span></text:p>
            <text:p text:style-name="P5"><text:span text:style-name="T6"/></text:p>
            <text:p text:style-name="P5"><text:span text:style-name="T6"><text:s text:c="4"/></text:span><text:span text:style-name="T6">if(range_length==1)</text:span></text:p>
            <text:p text:style-name="P5"><text:span text:style-name="T6"><text:s text:c="4"/></text:span><text:span text:style-name="T6">{</text:span></text:p>
            <text:p text:style-name="P5"><text:span text:style-name="T6"><text:s text:c="8"/></text:span><text:span text:style-name="T6">f(*first);</text:span></text:p>
            <text:p text:style-name="P5"><text:span text:style-name="T6"><text:s text:c="8"/></text:span><text:span text:style-name="T6">return;</text:span></text:p>
            <text:p text:style-name="P5"><text:span text:style-name="T6"><text:s text:c="4"/></text:span><text:span text:style-name="T6">}</text:span></text:p>
            <text:p text:style-name="P5"><text:span text:style-name="T6"/></text:p>
            <text:p text:style-name="P5"><text:span text:style-name="T6"><text:s text:c="4"/></text:span><text:span text:style-name="T6">Iterator const mid=first+(range_length/2);</text:span></text:p>
            <text:p text:style-name="P5"><text:span text:style-name="T6"/></text:p>
            <text:p text:style-name="P5"><text:span text:style-name="T6"><text:s text:c="4"/></text:span><text:span text:style-name="T6">std::future&lt;void&gt; bgtask=</text:span><text:span text:style-name="T7">std::async(&amp;parallel_for_each&lt;Iterator,Func&gt;,</text:span></text:p>
            <text:p text:style-name="P5"><text:span text:style-name="T7"><text:s text:c="40"/></text:span><text:span text:style-name="T7">first,mid,f);</text:span></text:p>
            <text:p text:style-name="P5"><text:span text:style-name="T6"><text:s text:c="4"/></text:span><text:span text:style-name="T6">parallel_for_each(mid,last,f);</text:span></text:p>
            <text:p text:style-name="P5"><text:span text:style-name="T6"/></text:p>
            <text:p text:style-name="P5"><text:span text:style-name="T6"><text:s text:c="4"/></text:span><text:span text:style-name="T6">bgtask.get(); <text:s text:c="2"/></text:span></text:p>
            <text:p text:style-name="P5"><text:span text:style-name="T6">}</text:span></text:p>
          </draw:text-box>
        </draw:frame>
        <presentation:notes draw:style-name="dp2">
          <draw:page-thumbnail draw:style-name="gr1" draw:layer="layout" svg:width="12.75cm" svg:height="9.56cm" svg:x="4.125cm" svg:y="2.5cm" draw:page-number="8" presentation:class="page"/>
          <draw:frame presentation:style-name="pr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3" draw:text-style-name="P1" draw:layer="layout" svg:width="20cm" svg:height="2cm" svg:x="1.4cm" svg:y="1.6cm" presentation:class="title">
          <draw:text-box>
            <text:p><text:span text:style-name="T2">Future and Promises</text:span></text:p>
          </draw:text-box>
        </draw:frame>
        <draw:frame draw:style-name="gr12" draw:text-style-name="P14" draw:layer="layout" svg:width="20.951cm" svg:height="8.641cm" svg:x="3.433cm" svg:y="9.652cm">
          <draw:text-box>
            <text:p text:style-name="P3"><text:span text:style-name="T8">void execute(std::promise&amp; promise) {</text:span></text:p>
            <text:p text:style-name="P3"><text:span text:style-name="T8"><text:tab/></text:span><text:span text:style-name="T8">std::string str("processed data");</text:span></text:p>
            <text:p text:style-name="P3"><text:span text:style-name="T8"><text:tab/></text:span><text:span text:style-name="T9">promise.set_value(std::move(str));</text:span><text:span text:style-name="T8"> //-- (3) </text:span></text:p>
            <text:p text:style-name="P3"><text:span text:style-name="T8">} </text:span></text:p>
            <text:p text:style-name="P3"><text:span text:style-name="T8">void main() { </text:span></text:p>
            <text:p text:style-name="P3"><text:span text:style-name="T8"><text:tab/></text:span><text:span text:style-name="T8">std::promise promise; //-- (1) </text:span></text:p>
            <text:p text:style-name="P3"><text:span text:style-name="T8"><text:tab/></text:span><text:span text:style-name="T8">std::thread thread(execute, std::ref(promise)); //-- (2) </text:span></text:p>
            <text:p text:style-name="P3"><text:span text:style-name="T8"><text:tab/></text:span><text:span text:style-name="T9">std::future result = promise.get_future();</text:span><text:span text:style-name="T8"> //-- (4) </text:span></text:p>
            <text:p text:style-name="P3"><text:span text:style-name="T8"><text:tab/></text:span><text:span text:style-name="T8">std::cout &lt;&lt; "result: " &lt;&lt; </text:span><text:span text:style-name="T9">result.get()</text:span><text:span text:style-name="T8"> &lt;&lt; std::endl; //-- (5) </text:span></text:p>
            <text:p text:style-name="P3"><text:span text:style-name="T8">}</text:span></text:p>
          </draw:text-box>
        </draw:frame>
        <draw:frame draw:style-name="gr13" draw:text-style-name="P15" draw:layer="layout" svg:width="23.485cm" svg:height="2.759cm" svg:x="1.915cm" svg:y="5.334cm">
          <draw:text-box>
            <text:p text:style-name="P3"><text:span text:style-name="T17">Another transmission mechanism of the data resulting from the operations performed by different threads is to use a std::promise/std::future. A std::promise object provides a mechanism in order to set a type T value, which then can be read by a std::future object. </text:span></text:p>
          </draw:text-box>
        </draw:frame>
        <presentation:notes draw:style-name="dp2">
          <draw:page-thumbnail draw:style-name="gr1" draw:layer="layout" svg:width="12.75cm" svg:height="9.56cm" svg:x="4.125cm" svg:y="2.5cm" draw:page-number="9" presentation:class="page"/>
          <draw:frame presentation:style-name="pr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5" draw:text-style-name="P1" draw:layer="layout" svg:width="20cm" svg:height="2cm" svg:x="1.4cm" svg:y="1.6cm" presentation:class="title">
          <draw:text-box>
            <text:p><text:span text:style-name="T2">packaged_task</text:span></text:p>
          </draw:text-box>
        </draw:frame>
        <draw:frame draw:style-name="gr14" draw:text-style-name="P16" draw:layer="layout" svg:width="18.796cm" svg:height="7.985cm" svg:x="3.556cm" svg:y="9.287cm">
          <draw:text-box>
            <text:p text:style-name="P3"><text:span text:style-name="T11">int execute(int x, int y) { </text:span></text:p>
            <text:p text:style-name="P3"><text:span text:style-name="T11"><text:tab/></text:span><text:span text:style-name="T11">return std::pow(x,y);</text:span></text:p>
            <text:p text:style-name="P3"><text:span text:style-name="T11">}</text:span></text:p>
            <text:p text:style-name="P3"><text:span text:style-name="T11">void main() {</text:span></text:p>
            <text:p text:style-name="P3"><text:span text:style-name="T11"><text:tab/></text:span><text:span text:style-name="T12">std::packaged_task task(std::bind(execute, 2, 10));</text:span></text:p>
            <text:p text:style-name="P3"><text:span text:style-name="T11"><text:tab/></text:span><text:span text:style-name="T12">std::future result = task.get_future();</text:span><text:span text:style-name="T11"> //-- (1)</text:span></text:p>
            <text:p text:style-name="P3"><text:span text:style-name="T11"><text:tab/></text:span><text:span text:style-name="T11">task(); //-- (2)</text:span></text:p>
            <text:p text:style-name="P3"><text:span text:style-name="T11"><text:tab/></text:span><text:span text:style-name="T12">std::cout &lt;&lt; "task_bind: " &lt;&lt; result.get()</text:span><text:span text:style-name="T11"> &lt;&lt; " "; //-- (4)</text:span></text:p>
            <text:p text:style-name="P3"><text:span text:style-name="T11">}</text:span></text:p>
          </draw:text-box>
        </draw:frame>
        <draw:frame draw:style-name="gr15" draw:text-style-name="P17" draw:layer="layout" svg:width="23.671cm" svg:height="2.54cm" svg:x="1.475cm" svg:y="5.334cm">
          <draw:text-box>
            <text:p text:style-name="P3"><text:span text:style-name="T18">A std::package object connects a function and a callable object. When the std::package &lt;&gt; object is called, this calls in turn the associated function or the callable object and prepares the future object in ready state, with the value returned by the performed operation as associated value.</text:span></text:p>
          </draw:text-box>
        </draw:frame>
        <presentation:notes draw:style-name="dp2">
          <draw:page-thumbnail draw:style-name="gr1"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5" draw:text-style-name="P1" draw:layer="layout" svg:width="20cm" svg:height="2cm" svg:x="1.4cm" svg:y="1.6cm" presentation:class="title" presentation:user-transformed="true">
          <draw:text-box>
            <text:p><text:span text:style-name="T2">Exercise</text:span></text:p>
          </draw:text-box>
        </draw:frame>
        <draw:frame presentation:style-name="pr4" draw:text-style-name="P18" draw:layer="layout" svg:width="25.2cm" svg:height="12.179cm" svg:x="1.4cm" svg:y="5cm" presentation:class="outline">
          <draw:text-box>
            <text:list text:style-name="L2">
              <text:list-item>
                <text:p><text:span text:style-name="T19">Write a parallel find.</text:span></text:p>
              </text:list-item>
            </text:list>
          </draw:text-box>
        </draw:frame>
        <presentation:notes draw:style-name="dp2">
          <draw:page-thumbnail draw:style-name="gr1"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text-style-name="P1" draw:layer="layout" svg:width="20cm" svg:height="2cm" svg:x="1.4cm" svg:y="1.6cm" presentation:class="title">
          <draw:text-box>
            <text:p><text:span text:style-name="T2">Resources</text:span></text:p>
          </draw:text-box>
        </draw:frame>
        <draw:frame presentation:style-name="pr8" draw:text-style-name="P20" draw:layer="layout" svg:width="25.199cm" svg:height="12.179cm" svg:x="1.4cm" svg:y="4.914cm" presentation:class="outline" presentation:user-transformed="true">
          <draw:text-box>
            <text:list text:style-name="L2">
              <text:list-item>
                <text:p text:style-name="P19"><text:span text:style-name="T20">[1] http://www.codeproject.com/Articles/598695/Cplusplus-threads-locks-and-condition-variables</text:span></text:p>
              </text:list-item>
              <text:list-item>
                <text:p text:style-name="P19"><text:span text:style-name="T20">[2] http://www.cplusplus.com/reference/future/async/</text:span></text:p>
              </text:list-item>
              <text:list-item>
                <text:p text:style-name="P19"><text:span text:style-name="T20">[3] http://www.todaysoftmag.com/article/753/multithreading-in-c-11-standard-ii</text:span></text:p>
              </text:list-item>
              <text:list-item>
                <text:p text:style-name="P19"><text:span text:style-name="T20"/></text:p>
              </text:list-item>
            </text:list>
          </draw:text-box>
        </draw:frame>
        <presentation:notes draw:style-name="dp2">
          <draw:page-thumbnail draw:style-name="gr1" draw:layer="layout" svg:width="12.75cm" svg:height="9.56cm" svg:x="4.125cm" svg:y="2.5cm" draw:page-number="12" presentation:class="page"/>
          <draw:frame presentation:style-name="pr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Console1" svg:font-family="'Lucida Console'"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Arial1" svg:font-family="Arial" style:font-pitch="variable"/>
    <style:font-face style:name="Liberation Sans2" svg:font-family="'Liberation Sans'" style:font-pitch="variable"/>
    <style:font-face style:name="Lucida Console" svg:font-family="'Lucida Console'" style:font-pitch="variable"/>
    <style:font-face style:name="Lucida Grande" svg:font-family="'Lucida Grande'"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4T21:52:53.500220898</meta:creation-date>
    <dc:date>2014-11-15T15:07:06.259668314</dc:date>
    <meta:editing-duration>PT16H10M15S</meta:editing-duration>
    <meta:editing-cycles>76</meta:editing-cycles>
    <meta:generator>LibreOffice/4.2.7.2$Linux_X86_64 LibreOffice_project/420m0$Build-2</meta:generator>
    <meta:document-statistic meta:object-count="86"/>
  </office:meta>
</office:document-meta>
</file>